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101cm" fo:margin-bottom="0.101cm" loext:contextual-spacing="false" fo:line-height="115%" fo:text-align="center" style:justify-single-word="false"/>
      <style:text-properties style:font-name="Sahadeva" fo:font-size="14pt" fo:language="it" fo:country="IT" style:font-size-asian="14pt" style:font-size-complex="14pt"/>
    </style:style>
    <style:style style:name="P2" style:family="paragraph" style:parent-style-name="Standard">
      <style:paragraph-properties fo:margin-top="0.101cm" fo:margin-bottom="0.101cm" loext:contextual-spacing="false" fo:line-height="115%" fo:text-align="center" style:justify-single-word="false"/>
      <style:text-properties style:font-name="Sahadeva" fo:font-size="12pt" fo:language="it" fo:country="IT" officeooo:rsid="001bda22" officeooo:paragraph-rsid="001bda22" style:font-size-asian="12pt" style:font-size-complex="12pt"/>
    </style:style>
    <style:style style:name="P3"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officeooo:rsid="001bda22" officeooo:paragraph-rsid="001bda22" style:font-size-asian="12pt" style:font-size-complex="12pt"/>
    </style:style>
    <style:style style:name="P4" style:family="paragraph" style:parent-style-name="Standard">
      <style:paragraph-properties fo:margin-top="0.101cm" fo:margin-bottom="0.101cm" loext:contextual-spacing="false" fo:line-height="115%" fo:text-align="center" style:justify-single-word="false"/>
      <style:text-properties style:font-name="Sahadeva" fo:font-size="12pt" fo:language="it" fo:country="IT" style:font-size-asian="12pt" style:font-size-complex="12pt"/>
    </style:style>
    <style:style style:name="P5"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officeooo:paragraph-rsid="001f72a8" style:font-size-asian="12pt" style:font-size-complex="12pt"/>
    </style:style>
    <style:style style:name="P6"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italic" fo:font-weight="normal" officeooo:rsid="001d6f67" officeooo:paragraph-rsid="001d6f67" style:font-size-asian="10.5pt" style:font-style-asian="italic" style:font-weight-asian="normal" style:font-size-complex="12pt" style:font-style-complex="italic" style:font-weight-complex="normal"/>
    </style:style>
    <style:style style:name="P7"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italic" fo:font-weight="normal" officeooo:rsid="0038d1e5" officeooo:paragraph-rsid="0038d1e5" style:font-size-asian="12pt" style:font-style-asian="italic" style:font-weight-asian="normal" style:font-size-complex="12pt" style:font-style-complex="italic"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italic" fo:font-weight="normal" officeooo:rsid="001cdba5" officeooo:paragraph-rsid="002c2de1" style:font-size-asian="12pt" style:font-style-asian="italic" style:font-weight-asian="normal" style:font-size-complex="12pt" style:font-style-complex="italic"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italic" fo:font-weight="normal" officeooo:rsid="00261bc1" officeooo:paragraph-rsid="0037f7b3" style:font-size-asian="12pt" style:font-style-asian="italic" style:font-weight-asian="normal" style:font-size-complex="12pt" style:font-style-complex="italic"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italic" fo:font-weight="normal" officeooo:paragraph-rsid="00261bc1" fo:background-color="transparent" style:font-size-asian="12pt" style:font-style-asian="italic" style:font-weight-asian="normal" style:font-size-complex="12pt" style:font-style-complex="italic"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normal" fo:font-weight="normal" officeooo:rsid="0028a2b5" officeooo:paragraph-rsid="0028a2b5" fo:background-color="transparent"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normal" fo:font-weight="normal" officeooo:rsid="002beeaf" officeooo:paragraph-rsid="002beeaf"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normal" fo:font-weight="normal" officeooo:rsid="001da2cc" officeooo:paragraph-rsid="001da2cc" style:font-size-asian="12pt" style:font-style-asian="normal" style:font-weight-asian="normal" style:font-size-complex="12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normal" fo:font-weight="normal" officeooo:rsid="001da2cc" officeooo:paragraph-rsid="003dd9a9" style:font-size-asian="12pt" style:font-style-asian="normal" style:font-weight-asian="normal" style:font-size-complex="12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normal" fo:font-weight="normal" officeooo:rsid="0038d1e5" officeooo:paragraph-rsid="0037f7b3"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normal" fo:font-weight="bold" officeooo:rsid="001ca262" officeooo:paragraph-rsid="002c1240"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weight="normal" officeooo:rsid="001cdba5" officeooo:paragraph-rsid="001ca262" style:font-size-asian="12pt" style:font-weight-asian="normal" style:font-size-complex="12pt"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Sahadeva" fo:language="it" fo:country="IT" fo:font-weight="normal" officeooo:rsid="001cdba5" officeooo:paragraph-rsid="001d6f67" style:font-weight-asian="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Sahadeva" fo:language="it" fo:country="IT" fo:font-style="italic" fo:font-weight="normal" officeooo:rsid="001cdba5" officeooo:paragraph-rsid="002c2de1" style:font-style-asian="italic" style:font-weight-asian="normal" style:font-style-complex="italic"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Sahadeva" fo:language="it" fo:country="IT" fo:font-style="italic" fo:font-weight="normal" officeooo:rsid="001cdba5" officeooo:paragraph-rsid="0037f7b3" style:font-style-asian="italic" style:font-weight-asian="normal" style:font-style-complex="italic"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Sahadeva" fo:font-size="13pt" fo:language="it" fo:country="IT" fo:font-weight="bold" officeooo:rsid="001bda22" officeooo:paragraph-rsid="001bda22" style:font-size-asian="13pt" style:font-weight-asian="bold" style:font-size-complex="13pt" style:font-weight-complex="bold"/>
    </style:style>
    <style:style style:name="P22" style:family="paragraph" style:parent-style-name="Standard">
      <style:paragraph-properties fo:margin-top="0.101cm" fo:margin-bottom="0.101cm" loext:contextual-spacing="false" fo:line-height="115%" fo:text-align="justify" style:justify-single-word="false"/>
      <style:text-properties fo:language="it" fo:country="IT" fo:font-weight="normal" officeooo:paragraph-rsid="0026eaf6" style:font-weight-asian="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fo:language="it" fo:country="IT" fo:font-style="italic" officeooo:paragraph-rsid="002c2de1" style:font-style-asian="italic" style:font-style-complex="italic"/>
    </style:style>
    <style:style style:name="P24" style:family="paragraph" style:parent-style-name="Standard">
      <style:paragraph-properties fo:margin-top="0.101cm" fo:margin-bottom="0.101cm" loext:contextual-spacing="false" fo:line-height="115%" fo:text-align="justify" style:justify-single-word="false"/>
      <style:text-properties fo:language="it" fo:country="IT" fo:font-style="normal" officeooo:rsid="002c2de1" officeooo:paragraph-rsid="002c2de1" style:font-style-asian="normal" style:font-style-complex="normal"/>
    </style:style>
    <style:style style:name="P25" style:family="paragraph" style:parent-style-name="Standard">
      <style:paragraph-properties fo:margin-top="0.101cm" fo:margin-bottom="0.101cm" loext:contextual-spacing="false" fo:line-height="115%" fo:text-align="justify" style:justify-single-word="false"/>
      <style:text-properties fo:language="it" fo:country="IT" officeooo:paragraph-rsid="00261bc1"/>
    </style:style>
    <style:style style:name="P26" style:family="paragraph" style:parent-style-name="Standard">
      <style:paragraph-properties fo:margin-top="0.101cm" fo:margin-bottom="0.101cm" loext:contextual-spacing="false" fo:line-height="115%" fo:text-align="justify" style:justify-single-word="false"/>
      <style:text-properties fo:language="it" fo:country="IT" officeooo:paragraph-rsid="001d6f67"/>
    </style:style>
    <style:style style:name="P27" style:family="paragraph" style:parent-style-name="Standard">
      <style:paragraph-properties fo:margin-top="0.101cm" fo:margin-bottom="0.101cm" loext:contextual-spacing="false" fo:line-height="115%" fo:text-align="justify" style:justify-single-word="false"/>
      <style:text-properties style:use-window-font-color="true" style:font-name="Sahadeva" fo:font-size="12pt" fo:language="it" fo:country="IT" fo:font-style="normal" officeooo:rsid="001f72a8" officeooo:paragraph-rsid="001f72a8" fo:background-color="transparent" style:font-size-asian="12pt" style:font-style-asian="normal" style:font-size-complex="12pt" style:font-style-complex="normal"/>
    </style:style>
    <style:style style:name="P28" style:family="paragraph" style:parent-style-name="Standard">
      <style:paragraph-properties fo:margin-top="0.101cm" fo:margin-bottom="0.101cm" loext:contextual-spacing="false" fo:line-height="115%" fo:text-align="justify" style:justify-single-word="false"/>
      <style:text-properties style:use-window-font-color="true" style:font-name="Sahadeva" fo:font-size="12pt" fo:language="it" fo:country="IT" fo:font-style="normal" fo:font-weight="normal" officeooo:rsid="002beeaf" officeooo:paragraph-rsid="002beeaf"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use-window-font-color="true" style:font-name="Sahadeva" fo:font-size="12pt" fo:language="it" fo:country="IT" fo:font-style="normal" fo:font-weight="normal" officeooo:rsid="0038d1e5" officeooo:paragraph-rsid="0038d1e5"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use-window-font-color="true" style:font-name="Sahadeva" fo:font-size="12pt" fo:font-style="normal" fo:font-weight="normal" officeooo:rsid="0037f7b3" officeooo:paragraph-rsid="0037f7b3" fo:background-color="transparent" style:font-size-asian="12pt" style:font-style-asian="normal" style:font-size-complex="12pt" style:font-style-complex="normal"/>
    </style:style>
    <style:style style:name="P31" style:family="paragraph" style:parent-style-name="Standard">
      <style:paragraph-properties fo:margin-top="0.101cm" fo:margin-bottom="0.101cm" loext:contextual-spacing="false" fo:line-height="115%" fo:text-align="justify" style:justify-single-word="false"/>
      <style:text-properties style:use-window-font-color="true" style:font-name="Sahadeva" fo:font-size="12pt" officeooo:paragraph-rsid="0038d1e5" fo:background-color="transparent"/>
    </style:style>
    <style:style style:name="P32" style:family="paragraph" style:parent-style-name="Standard">
      <style:paragraph-properties fo:margin-top="0.101cm" fo:margin-bottom="0.101cm" loext:contextual-spacing="false" fo:line-height="115%" fo:text-align="justify" style:justify-single-word="false"/>
      <style:text-properties style:use-window-font-color="true" style:font-name="Sahadeva" fo:font-size="12pt" fo:font-weight="normal" officeooo:rsid="00784b3b" officeooo:paragraph-rsid="00795ece" fo:background-color="transparent" style:font-weight-asian="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use-window-font-color="true" style:font-name="Sahadeva" fo:font-size="12pt" fo:font-weight="bold" officeooo:rsid="003af18c" officeooo:paragraph-rsid="003af18c" fo:background-color="transparent" style:font-weight-asian="bold" style:font-weight-complex="bold"/>
    </style:style>
    <style:style style:name="P34" style:family="paragraph" style:parent-style-name="Standard">
      <style:paragraph-properties fo:margin-top="0.101cm" fo:margin-bottom="0.101cm" loext:contextual-spacing="false" fo:line-height="115%" fo:text-align="justify" style:justify-single-word="false"/>
      <style:text-properties officeooo:rsid="00795ece" officeooo:paragraph-rsid="007a661e"/>
    </style:style>
    <style:style style:name="P35" style:family="paragraph" style:parent-style-name="Standard">
      <style:paragraph-properties fo:margin-top="0.101cm" fo:margin-bottom="0.101cm" loext:contextual-spacing="false" fo:line-height="115%" fo:text-align="justify" style:justify-single-word="false" fo:break-before="page"/>
      <style:text-properties style:font-name="Sahadeva" fo:font-size="12pt" fo:language="it" fo:country="IT" fo:font-weight="bold" officeooo:rsid="001d6f67" officeooo:paragraph-rsid="001d6f67" style:font-size-asian="12pt" style:font-weight-asian="bold" style:font-size-complex="12pt" style:font-weight-complex="bold"/>
    </style:style>
    <style:style style:name="P36" style:family="paragraph" style:parent-style-name="Standard" style:list-style-name="L1">
      <style:paragraph-properties fo:margin-top="0.101cm" fo:margin-bottom="0.101cm" loext:contextual-spacing="false" fo:line-height="115%" fo:text-align="justify" style:justify-single-word="false"/>
      <style:text-properties style:font-name="Sahadeva" fo:font-size="12pt" fo:language="it" fo:country="IT" fo:font-weight="bold" officeooo:rsid="001bda22" officeooo:paragraph-rsid="00261bc1" style:font-size-asian="12pt" style:font-weight-asian="bold" style:font-size-complex="12pt" style:font-weight-complex="bold"/>
    </style:style>
    <style:style style:name="P37" style:family="paragraph" style:parent-style-name="Standard" style:list-style-name="L1">
      <style:paragraph-properties fo:margin-top="0.101cm" fo:margin-bottom="0.101cm" loext:contextual-spacing="false" fo:line-height="115%" fo:text-align="justify" style:justify-single-word="false"/>
      <style:text-properties style:font-name="Sahadeva" fo:font-size="12pt" fo:language="it" fo:country="IT" fo:font-weight="bold" officeooo:rsid="001d6f67" officeooo:paragraph-rsid="0026eaf6" style:font-size-asian="12pt" style:font-weight-asian="bold" style:font-size-complex="12pt" style:font-weight-complex="bold"/>
    </style:style>
    <style:style style:name="P38" style:family="paragraph" style:parent-style-name="Standard" style:list-style-name="L2">
      <style:paragraph-properties fo:margin-top="0.101cm" fo:margin-bottom="0.101cm" loext:contextual-spacing="false" fo:line-height="115%" fo:text-align="justify" style:justify-single-word="false"/>
      <style:text-properties style:font-name="Sahadeva" fo:font-size="12pt" fo:language="it" fo:country="IT" fo:font-weight="normal" officeooo:rsid="001cdba5" officeooo:paragraph-rsid="001cdba5" style:font-size-asian="12pt" style:font-weight-asian="normal" style:font-size-complex="12pt" style:font-weight-complex="normal"/>
    </style:style>
    <style:style style:name="P39" style:family="paragraph" style:parent-style-name="Standard" style:list-style-name="L3">
      <style:paragraph-properties fo:margin-top="0.101cm" fo:margin-bottom="0.101cm" loext:contextual-spacing="false" fo:line-height="115%" fo:text-align="justify" style:justify-single-word="false"/>
      <style:text-properties style:font-name="Sahadeva" fo:font-size="12pt" fo:language="it" fo:country="IT" officeooo:paragraph-rsid="001f72a8" style:font-size-asian="12pt" style:font-size-complex="12pt"/>
    </style:style>
    <style:style style:name="P40" style:family="paragraph" style:parent-style-name="Standard" style:list-style-name="L4">
      <style:paragraph-properties fo:margin-top="0.101cm" fo:margin-bottom="0.101cm" loext:contextual-spacing="false" fo:line-height="115%" fo:text-align="justify" style:justify-single-word="false"/>
      <style:text-properties style:font-name="Sahadeva" fo:font-size="12pt" fo:language="it" fo:country="IT" officeooo:paragraph-rsid="00344eb0" fo:background-color="transparent" style:font-size-asian="12pt" style:font-size-complex="12pt"/>
    </style:style>
    <style:style style:name="P41" style:family="paragraph" style:parent-style-name="Standard" style:list-style-name="L4">
      <style:paragraph-properties fo:margin-top="0.101cm" fo:margin-bottom="0.101cm" loext:contextual-spacing="false" fo:line-height="115%" fo:text-align="justify" style:justify-single-word="false"/>
      <style:text-properties style:font-name="Sahadeva" fo:font-size="12pt" fo:language="it" fo:country="IT" officeooo:paragraph-rsid="0032617b" fo:background-color="transparent" style:font-size-asian="12pt" style:font-size-complex="12pt"/>
    </style:style>
    <style:style style:name="P42" style:family="paragraph" style:parent-style-name="Standard" style:list-style-name="L5">
      <style:paragraph-properties fo:margin-top="0.101cm" fo:margin-bottom="0.101cm" loext:contextual-spacing="false" fo:line-height="115%" fo:text-align="justify" style:justify-single-word="false"/>
      <style:text-properties style:font-name="Sahadeva" fo:font-size="12pt" fo:language="it" fo:country="IT" officeooo:paragraph-rsid="001f72a8" fo:background-color="transparent" style:font-size-asian="12pt" style:font-size-complex="12pt"/>
    </style:style>
    <style:style style:name="P43" style:family="paragraph" style:parent-style-name="Standard" style:list-style-name="L5">
      <style:paragraph-properties fo:margin-top="0.101cm" fo:margin-bottom="0.101cm" loext:contextual-spacing="false" fo:line-height="115%" fo:text-align="justify" style:justify-single-word="false"/>
      <style:text-properties style:font-name="Sahadeva" fo:font-size="12pt" fo:language="it" fo:country="IT" officeooo:paragraph-rsid="002ff9bd" fo:background-color="transparent" style:font-size-asian="12pt" style:font-size-complex="12pt"/>
    </style:style>
    <style:style style:name="P44" style:family="paragraph" style:parent-style-name="Standard">
      <style:paragraph-properties fo:margin-top="0.101cm" fo:margin-bottom="0.101cm" loext:contextual-spacing="false" fo:line-height="115%" fo:text-align="justify" style:justify-single-word="false"/>
      <style:text-properties style:font-name="Sahadeva" fo:font-size="12pt" fo:language="it" fo:country="IT" fo:font-style="italic" fo:font-weight="normal" officeooo:rsid="001d6f67" officeooo:paragraph-rsid="00851441" style:font-size-asian="10.5pt" style:font-style-asian="italic" style:font-weight-asian="normal" style:font-size-complex="12pt" style:font-style-complex="italic" style:font-weight-complex="normal"/>
    </style:style>
    <style:style style:name="P45" style:family="paragraph" style:parent-style-name="Standard" style:list-style-name="L1">
      <style:paragraph-properties fo:margin-top="0.101cm" fo:margin-bottom="0.101cm" loext:contextual-spacing="false" fo:line-height="115%" fo:text-align="justify" style:justify-single-word="false"/>
      <style:text-properties style:font-name="Sahadeva" fo:language="it" fo:country="IT" fo:font-weight="bold" officeooo:rsid="001ca262" officeooo:paragraph-rsid="001ca262" style:font-weight-asian="bold" style:font-weight-complex="bold"/>
    </style:style>
    <style:style style:name="P46" style:family="paragraph" style:parent-style-name="Standard">
      <style:paragraph-properties fo:margin-top="0.101cm" fo:margin-bottom="0.101cm" loext:contextual-spacing="false" fo:line-height="115%" fo:text-align="justify" style:justify-single-word="false"/>
      <style:text-properties style:font-name="Sahadeva" fo:language="it" fo:country="IT" fo:font-weight="normal" officeooo:rsid="001cdba5" officeooo:paragraph-rsid="001d6f67" style:font-weight-asian="normal" style:font-weight-complex="normal"/>
    </style:style>
    <style:style style:name="P47" style:family="paragraph" style:parent-style-name="Standard" style:list-style-name="L6">
      <style:paragraph-properties fo:margin-top="0.101cm" fo:margin-bottom="0.101cm" loext:contextual-spacing="false" fo:line-height="115%" fo:text-align="justify" style:justify-single-word="false"/>
      <style:text-properties officeooo:paragraph-rsid="002eb3e0"/>
    </style:style>
    <style:style style:name="P48" style:family="paragraph" style:parent-style-name="Standard" style:list-style-name="L6">
      <style:paragraph-properties fo:margin-top="0.101cm" fo:margin-bottom="0.101cm" loext:contextual-spacing="false" fo:line-height="115%" fo:text-align="justify" style:justify-single-word="false"/>
      <style:text-properties officeooo:paragraph-rsid="003478fb"/>
    </style:style>
    <style:style style:name="P49" style:family="paragraph" style:parent-style-name="Standard" style:list-style-name="L6">
      <style:paragraph-properties fo:margin-top="0.101cm" fo:margin-bottom="0.101cm" loext:contextual-spacing="false" fo:line-height="115%" fo:text-align="justify" style:justify-single-word="false"/>
      <style:text-properties officeooo:paragraph-rsid="002c2de1"/>
    </style:style>
    <style:style style:name="P50" style:family="paragraph" style:parent-style-name="Standard" style:list-style-name="L7">
      <style:paragraph-properties fo:margin-top="0.101cm" fo:margin-bottom="0.101cm" loext:contextual-spacing="false" fo:line-height="115%" fo:text-align="justify" style:justify-single-word="false"/>
      <style:text-properties officeooo:paragraph-rsid="00795ece"/>
    </style:style>
    <style:style style:name="P51" style:family="paragraph" style:parent-style-name="Standard" style:list-style-name="L6">
      <style:paragraph-properties fo:margin-top="0.101cm" fo:margin-bottom="0.101cm" loext:contextual-spacing="false" fo:line-height="115%" fo:text-align="justify" style:justify-single-word="false"/>
      <style:text-properties fo:font-style="normal" officeooo:paragraph-rsid="002c2de1" style:font-style-asian="normal" style:font-style-complex="normal"/>
    </style:style>
    <style:style style:name="P52" style:family="paragraph" style:parent-style-name="Standard" style:list-style-name="L7">
      <style:paragraph-properties fo:margin-top="0.101cm" fo:margin-bottom="0.101cm" loext:contextual-spacing="false" fo:line-height="115%" fo:text-align="justify" style:justify-single-word="false"/>
      <style:text-properties officeooo:rsid="00795ece" officeooo:paragraph-rsid="00795ece"/>
    </style:style>
    <style:style style:name="P53" style:family="paragraph" style:parent-style-name="Standard">
      <style:paragraph-properties fo:margin-top="0.101cm" fo:margin-bottom="0.101cm" loext:contextual-spacing="false" fo:line-height="115%" fo:text-align="justify" style:justify-single-word="false"/>
      <style:text-properties style:use-window-font-color="true" style:font-name="Sahadeva" fo:font-size="12pt" fo:language="it" fo:country="IT" fo:font-style="normal" fo:font-weight="normal" officeooo:rsid="0039872d" officeooo:paragraph-rsid="0038d1e5" fo:background-color="#ffffff"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use-window-font-color="true" style:font-name="Sahadeva" fo:font-size="12pt" fo:language="it" fo:country="IT" fo:font-style="normal" fo:font-weight="normal" officeooo:rsid="001cdba5" officeooo:paragraph-rsid="00887fb9" fo:background-color="#ffffff"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use-window-font-color="true" style:font-name="Sahadeva" fo:font-size="12pt" fo:language="it" fo:country="IT" fo:font-style="normal" fo:font-weight="normal" officeooo:rsid="00887fb9" officeooo:paragraph-rsid="00887fb9" fo:background-color="#ffffff"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use-window-font-color="true" style:font-name="Sahadeva" fo:font-size="12pt" fo:language="it" fo:country="IT" fo:font-style="italic" fo:font-weight="normal" officeooo:rsid="001cdba5" officeooo:paragraph-rsid="00887fb9" fo:background-color="#ffffff" style:font-size-asian="12pt" style:font-style-asian="italic" style:font-weight-asian="normal" style:font-size-complex="12pt" style:font-style-complex="italic" style:font-weight-complex="normal"/>
    </style:style>
    <style:style style:name="T1" style:family="text">
      <style:text-properties officeooo:rsid="001bda22"/>
    </style:style>
    <style:style style:name="T2" style:family="text">
      <style:text-properties style:font-name="Sahadeva" fo:font-size="12pt" officeooo:rsid="001bda22" style:font-size-asian="12pt" style:font-size-complex="12pt"/>
    </style:style>
    <style:style style:name="T3" style:family="text">
      <style:text-properties style:font-name="Sahadeva" fo:font-size="12pt" officeooo:rsid="001ca262" style:font-size-asian="12pt" style:font-size-complex="12pt"/>
    </style:style>
    <style:style style:name="T4" style:family="text">
      <style:text-properties style:font-name="Sahadeva" fo:font-size="12pt" officeooo:rsid="00261bc1" style:font-size-asian="12pt" style:font-size-complex="12pt"/>
    </style:style>
    <style:style style:name="T5" style:family="text">
      <style:text-properties style:font-name="Sahadeva" fo:font-size="12pt" officeooo:rsid="0026eaf6" style:font-size-asian="12pt" style:font-size-complex="12pt"/>
    </style:style>
    <style:style style:name="T6" style:family="text">
      <style:text-properties style:font-name="Sahadeva" fo:font-size="12pt" officeooo:rsid="001d6f67" style:font-size-asian="12pt" style:font-size-complex="12pt"/>
    </style:style>
    <style:style style:name="T7" style:family="text">
      <style:text-properties style:font-name="Sahadeva" fo:font-size="12pt" officeooo:rsid="003a4525" style:font-size-asian="12pt" style:font-size-complex="12pt"/>
    </style:style>
    <style:style style:name="T8" style:family="text">
      <style:text-properties style:font-name="Sahadeva" fo:font-size="12pt" fo:font-weight="bold" officeooo:rsid="001bda22" style:font-size-asian="12pt" style:font-weight-asian="bold" style:font-size-complex="12pt" style:font-weight-complex="bold"/>
    </style:style>
    <style:style style:name="T9" style:family="text">
      <style:text-properties style:font-name="Sahadeva" fo:font-size="12pt" fo:font-weight="normal" style:font-size-asian="12pt" style:font-weight-asian="normal" style:font-size-complex="12pt" style:font-weight-complex="normal"/>
    </style:style>
    <style:style style:name="T10" style:family="text">
      <style:text-properties style:font-name="Sahadeva" fo:font-size="12pt" fo:font-weight="normal" officeooo:rsid="001ca262" style:font-size-asian="12pt" style:font-weight-asian="normal" style:font-size-complex="12pt" style:font-weight-complex="normal"/>
    </style:style>
    <style:style style:name="T11" style:family="text">
      <style:text-properties style:font-name="Sahadeva" fo:font-size="12pt" fo:font-weight="normal" officeooo:rsid="00261bc1" style:font-size-asian="12pt" style:font-weight-asian="normal" style:font-size-complex="12pt" style:font-weight-complex="normal"/>
    </style:style>
    <style:style style:name="T12" style:family="text">
      <style:text-properties fo:color="#cbccc6" fo:font-style="italic" fo:font-weight="normal" officeooo:rsid="001da2cc" fo:background-color="transparent" loext:char-shading-value="0" style:font-style-asian="italic" style:font-weight-asian="normal" style:font-style-complex="italic" style:font-weight-complex="normal"/>
    </style:style>
    <style:style style:name="T13" style:family="text">
      <style:text-properties fo:color="#cbccc6" fo:font-style="italic" fo:font-weight="normal" officeooo:rsid="001da2cc" style:font-style-asian="italic" style:font-weight-asian="normal" style:font-style-complex="italic" style:font-weight-complex="normal"/>
    </style:style>
    <style:style style:name="T14" style:family="text">
      <style:text-properties fo:color="#cbccc6" fo:font-style="italic" fo:font-weight="normal" officeooo:rsid="001f234e" style:font-style-asian="italic" style:font-weight-asian="normal" style:font-style-complex="italic" style:font-weight-complex="normal"/>
    </style:style>
    <style:style style:name="T15" style:family="text">
      <style:text-properties fo:color="#cbccc6" fo:font-style="normal" fo:font-weight="normal" officeooo:rsid="001f72a8" style:font-style-asian="normal" style:font-weight-asian="normal" style:font-style-complex="normal" style:font-weight-complex="normal"/>
    </style:style>
    <style:style style:name="T16" style:family="text">
      <style:text-properties fo:color="#cbccc6" style:font-name="Sahadeva" fo:font-size="12pt" fo:language="it" fo:country="IT" fo:font-style="normal" fo:font-weight="normal" officeooo:rsid="002c2de1"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fo:color="#cbccc6" style:font-name="Sahadeva" fo:font-size="12pt" fo:language="it" fo:country="IT" fo:font-weight="normal" officeooo:rsid="002c2de1" fo:background-color="transparent" loext:char-shading-value="0" style:font-size-asian="12pt" style:font-weight-asian="normal" style:font-size-complex="12pt" style:font-weight-complex="normal"/>
    </style:style>
    <style:style style:name="T18" style:family="text">
      <style:text-properties fo:color="#820f71" fo:font-style="italic" fo:font-weight="normal" officeooo:rsid="001da2cc" fo:background-color="transparent" loext:char-shading-value="0" style:font-style-asian="italic" style:font-weight-asian="normal" style:font-style-complex="italic" style:font-weight-complex="normal"/>
    </style:style>
    <style:style style:name="T19" style:family="text">
      <style:text-properties fo:color="#820f71" fo:font-style="italic" fo:font-weight="normal" officeooo:rsid="001da2cc" style:font-style-asian="italic" style:font-weight-asian="normal" style:font-style-complex="italic" style:font-weight-complex="normal"/>
    </style:style>
    <style:style style:name="T20" style:family="text">
      <style:text-properties fo:color="#820f71" fo:font-style="italic" fo:font-weight="normal" officeooo:rsid="001f234e" style:font-style-asian="italic" style:font-weight-asian="normal" style:font-style-complex="italic" style:font-weight-complex="normal"/>
    </style:style>
    <style:style style:name="T21" style:family="text">
      <style:text-properties fo:color="#820f71" fo:font-style="normal" fo:font-weight="normal" officeooo:rsid="001f72a8"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1f234e" style:font-weight-asian="normal" style:font-weight-complex="normal"/>
    </style:style>
    <style:style style:name="T24" style:family="text">
      <style:text-properties fo:font-weight="normal" officeooo:rsid="0038f775" fo:background-color="#ffffff" loext:char-shading-value="0" style:font-size-asian="12pt" style:font-weight-asian="normal" style:font-size-complex="12pt" style:font-weight-complex="normal"/>
    </style:style>
    <style:style style:name="T25" style:family="text">
      <style:text-properties style:use-window-font-color="true"/>
    </style:style>
    <style:style style:name="T26" style:family="text">
      <style:text-properties style:use-window-font-color="true" style:font-name="Sahadeva" fo:font-size="12pt" fo:font-style="normal" fo:font-weight="normal" fo:background-color="transparent" loext:char-shading-value="0" style:font-size-asian="12pt" style:font-style-asian="normal" style:font-size-complex="12pt" style:font-style-complex="normal"/>
    </style:style>
    <style:style style:name="T27" style:family="text">
      <style:text-properties style:use-window-font-color="true" style:font-name="Sahadeva" fo:font-size="12pt" fo:font-style="normal" fo:font-weight="normal" officeooo:rsid="002c495a" fo:background-color="transparent" loext:char-shading-value="0" style:font-size-asian="12pt" style:font-style-asian="normal" style:font-size-complex="12pt" style:font-style-complex="normal"/>
    </style:style>
    <style:style style:name="T28" style:family="text">
      <style:text-properties style:use-window-font-color="true" style:font-name="Sahadeva" fo:font-size="12pt" fo:font-style="normal" fo:font-weight="normal" officeooo:rsid="002d28dc" fo:background-color="transparent" loext:char-shading-value="0" style:font-size-asian="12pt" style:font-style-asian="normal" style:font-size-complex="12pt" style:font-style-complex="normal"/>
    </style:style>
    <style:style style:name="T29" style:family="text">
      <style:text-properties style:use-window-font-color="true" style:font-name="Sahadeva" fo:font-size="12pt" fo:font-style="normal" fo:font-weight="normal" officeooo:rsid="0035c1e5" fo:background-color="transparent" loext:char-shading-value="0" style:font-size-asian="12pt" style:font-style-asian="normal" style:font-size-complex="12pt" style:font-style-complex="normal"/>
    </style:style>
    <style:style style:name="T30" style:family="text">
      <style:text-properties style:use-window-font-color="true" style:font-name="Sahadeva" fo:font-size="12pt" fo:font-style="normal" fo:font-weight="normal" officeooo:rsid="0037f7b3" fo:background-color="transparent" loext:char-shading-value="0" style:font-size-asian="12pt" style:font-style-asian="normal" style:font-size-complex="12pt" style:font-style-complex="normal"/>
    </style:style>
    <style:style style:name="T31" style:family="text">
      <style:text-properties style:use-window-font-color="true" style:font-name="Sahadeva" fo:font-size="12pt" fo:font-style="normal" fo:font-weight="normal" officeooo:rsid="004b674a" fo:background-color="transparent" loext:char-shading-value="0" style:font-size-asian="12pt" style:font-style-asian="normal" style:font-size-complex="12pt" style:font-style-complex="normal"/>
    </style:style>
    <style:style style:name="T32" style:family="text">
      <style:text-properties style:use-window-font-color="true" style:font-name="Sahadeva" fo:font-size="12pt" fo:font-style="normal" fo:font-weight="normal" officeooo:rsid="004c4636" fo:background-color="transparent" loext:char-shading-value="0" style:font-size-asian="12pt" style:font-style-asian="normal" style:font-size-complex="12pt" style:font-style-complex="normal"/>
    </style:style>
    <style:style style:name="T33" style:family="text">
      <style:text-properties style:use-window-font-color="true" style:font-name="Sahadeva" fo:font-size="12pt" fo:font-style="normal" fo:font-weight="normal" officeooo:rsid="004f96b2" fo:background-color="transparent" loext:char-shading-value="0" style:font-size-asian="12pt" style:font-style-asian="normal" style:font-size-complex="12pt" style:font-style-complex="normal"/>
    </style:style>
    <style:style style:name="T34" style:family="text">
      <style:text-properties style:use-window-font-color="true" style:font-name="Sahadeva" fo:font-size="12pt" fo:language="it" fo:country="IT" fo:font-style="normal" fo:font-weight="normal" officeooo:rsid="002c2de1"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style:use-window-font-color="true" style:font-name="Sahadeva" fo:font-size="12pt" fo:language="it" fo:country="IT" fo:font-style="normal" fo:font-weight="normal" officeooo:rsid="002c495a" fo:background-color="transparent" loext:char-shading-value="0" style:font-size-asian="12pt" style:font-style-asian="normal" style:font-weight-asian="normal" style:font-size-complex="12pt" style:font-style-complex="normal" style:font-weight-complex="normal"/>
    </style:style>
    <style:style style:name="T36" style:family="text">
      <style:text-properties style:use-window-font-color="true" style:font-name="Sahadeva" fo:font-size="12pt" fo:language="it" fo:country="IT" fo:font-style="normal" fo:font-weight="normal" officeooo:rsid="002dbb9a" fo:background-color="transparent" loext:char-shading-value="0" style:font-size-asian="12pt" style:font-style-asian="normal" style:font-weight-asian="normal" style:font-size-complex="12pt" style:font-style-complex="normal" style:font-weight-complex="normal"/>
    </style:style>
    <style:style style:name="T37" style:family="text">
      <style:text-properties style:use-window-font-color="true" style:font-name="Sahadeva" fo:font-size="12pt" fo:language="it" fo:country="IT" fo:font-style="normal" fo:font-weight="normal" officeooo:rsid="003478fb"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style:use-window-font-color="true" style:font-name="Sahadeva" fo:font-size="12pt" fo:language="it" fo:country="IT" fo:font-style="normal" fo:font-weight="normal" officeooo:rsid="00369c67"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style:use-window-font-color="true" style:font-name="Sahadeva" fo:font-size="12pt" fo:language="it" fo:country="IT" fo:font-style="normal" fo:font-weight="normal" officeooo:rsid="0049cef0" fo:background-color="transparent" loext:char-shading-value="0" style:font-size-asian="12pt" style:font-style-asian="normal" style:font-weight-asian="normal" style:font-size-complex="12pt" style:font-style-complex="normal" style:font-weight-complex="normal"/>
    </style:style>
    <style:style style:name="T40" style:family="text">
      <style:text-properties style:use-window-font-color="true" style:font-name="Sahadeva" fo:font-size="12pt" fo:language="it" fo:country="IT" fo:font-style="normal" fo:font-weight="normal" officeooo:rsid="004e3805" fo:background-color="transparent" loext:char-shading-value="0" style:font-size-asian="12pt" style:font-style-asian="normal" style:font-weight-asian="normal" style:font-size-complex="12pt" style:font-style-complex="normal" style:font-weight-complex="normal"/>
    </style:style>
    <style:style style:name="T41" style:family="text">
      <style:text-properties style:use-window-font-color="true" style:font-name="Sahadeva" fo:font-size="12pt" fo:language="it" fo:country="IT" fo:font-style="normal" fo:font-weight="normal" officeooo:rsid="004f96b2" fo:background-color="transparent" loext:char-shading-value="0" style:font-size-asian="12pt" style:font-style-asian="normal" style:font-weight-asian="normal" style:font-size-complex="12pt" style:font-style-complex="normal" style:font-weight-complex="normal"/>
    </style:style>
    <style:style style:name="T42" style:family="text">
      <style:text-properties style:use-window-font-color="true" style:font-name="Sahadeva" fo:font-size="12pt" fo:language="it" fo:country="IT" fo:font-style="normal" fo:font-weight="normal" officeooo:rsid="005157d7"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style:use-window-font-color="true" style:font-name="Sahadeva" fo:font-size="12pt" fo:language="it" fo:country="IT" fo:font-style="normal" fo:font-weight="normal" officeooo:rsid="00534b3c"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style:use-window-font-color="true" style:font-name="Sahadeva" fo:font-size="12pt" fo:language="it" fo:country="IT" fo:font-style="normal" fo:font-weight="normal" fo:background-color="#ffffff" loext:char-shading-value="0" style:font-size-asian="12pt" style:font-style-asian="normal" style:font-weight-asian="normal" style:font-size-complex="12pt" style:font-style-complex="normal" style:font-weight-complex="normal"/>
    </style:style>
    <style:style style:name="T45" style:family="text">
      <style:text-properties style:use-window-font-color="true" style:font-name="Sahadeva" fo:font-size="12pt" fo:language="it" fo:country="IT" fo:font-style="normal" fo:font-weight="normal" officeooo:rsid="00795ece" fo:background-color="#ffffff" loext:char-shading-value="0" style:font-size-asian="12pt" style:font-style-asian="normal" style:font-weight-asian="normal" style:font-size-complex="12pt" style:font-style-complex="normal" style:font-weight-complex="normal"/>
    </style:style>
    <style:style style:name="T46" style:family="text">
      <style:text-properties style:use-window-font-color="true" style:font-name="Sahadeva" fo:font-size="12pt" fo:language="it" fo:country="IT" fo:font-style="normal" fo:font-weight="normal" officeooo:rsid="003af18c" fo:background-color="#ffffff" loext:char-shading-value="0" style:font-size-asian="12pt" style:font-style-asian="normal" style:font-weight-asian="normal" style:font-size-complex="12pt" style:font-style-complex="normal" style:font-weight-complex="normal"/>
    </style:style>
    <style:style style:name="T47" style:family="text">
      <style:text-properties style:use-window-font-color="true" style:font-name="Sahadeva" fo:font-size="12pt" fo:language="it" fo:country="IT" fo:font-style="normal" fo:font-weight="normal" officeooo:rsid="00747818" fo:background-color="#ffffff" loext:char-shading-value="0" style:font-size-asian="12pt" style:font-style-asian="normal" style:font-weight-asian="normal" style:font-size-complex="12pt" style:font-style-complex="normal" style:font-weight-complex="normal"/>
    </style:style>
    <style:style style:name="T48" style:family="text">
      <style:text-properties style:use-window-font-color="true" style:font-name="Sahadeva" fo:font-size="12pt" fo:language="it" fo:country="IT" fo:font-style="normal" fo:font-weight="normal" officeooo:rsid="0070d698" fo:background-color="#ffffff" loext:char-shading-value="0" style:font-size-asian="12pt" style:font-style-asian="normal" style:font-weight-asian="normal" style:font-size-complex="12pt" style:font-style-complex="normal" style:font-weight-complex="normal"/>
    </style:style>
    <style:style style:name="T49" style:family="text">
      <style:text-properties style:use-window-font-color="true" style:font-name="Sahadeva" fo:font-size="12pt" fo:language="it" fo:country="IT" fo:font-style="normal" fo:font-weight="normal" officeooo:rsid="007a661e" fo:background-color="#ffffff" loext:char-shading-value="0" style:font-size-asian="12pt" style:font-style-asian="normal" style:font-weight-asian="normal" style:font-size-complex="12pt" style:font-style-complex="normal" style:font-weight-complex="normal"/>
    </style:style>
    <style:style style:name="T50" style:family="text">
      <style:text-properties style:use-window-font-color="true" style:font-name="Sahadeva" fo:font-size="12pt" fo:language="it" fo:country="IT" fo:font-style="normal" fo:font-weight="normal" officeooo:rsid="007c0f05" fo:background-color="#ffffff" loext:char-shading-value="0" style:font-size-asian="12pt" style:font-style-asian="normal" style:font-weight-asian="normal" style:font-size-complex="12pt" style:font-style-complex="normal" style:font-weight-complex="normal"/>
    </style:style>
    <style:style style:name="T51" style:family="text">
      <style:text-properties style:use-window-font-color="true" style:font-name="Sahadeva" fo:font-size="12pt" fo:language="it" fo:country="IT" fo:font-style="normal" fo:font-weight="normal" officeooo:rsid="007c799e" fo:background-color="#ffffff" loext:char-shading-value="0" style:font-size-asian="12pt" style:font-style-asian="normal" style:font-weight-asian="normal" style:font-size-complex="12pt" style:font-style-complex="normal" style:font-weight-complex="normal"/>
    </style:style>
    <style:style style:name="T52" style:family="text">
      <style:text-properties style:use-window-font-color="true" style:font-name="Sahadeva" fo:font-size="12pt" fo:language="it" fo:country="IT" fo:font-style="normal" fo:font-weight="normal" officeooo:rsid="007e61de" fo:background-color="#ffffff" loext:char-shading-value="0" style:font-size-asian="12pt" style:font-style-asian="normal" style:font-weight-asian="normal" style:font-size-complex="12pt" style:font-style-complex="normal" style:font-weight-complex="normal"/>
    </style:style>
    <style:style style:name="T53" style:family="text">
      <style:text-properties style:use-window-font-color="true" style:font-name="Sahadeva" fo:font-size="12pt" fo:language="it" fo:country="IT" fo:font-style="normal" fo:font-weight="normal" officeooo:rsid="008046e3" fo:background-color="#ffffff" loext:char-shading-value="0" style:font-size-asian="12pt" style:font-style-asian="normal" style:font-weight-asian="normal" style:font-size-complex="12pt" style:font-style-complex="normal" style:font-weight-complex="normal"/>
    </style:style>
    <style:style style:name="T54" style:family="text">
      <style:text-properties style:use-window-font-color="true" style:font-name="Sahadeva" fo:font-size="12pt" fo:language="it" fo:country="IT" fo:font-weight="normal" officeooo:rsid="003478fb" fo:background-color="transparent" loext:char-shading-value="0" style:font-size-asian="12pt" style:font-weight-asian="normal" style:font-size-complex="12pt" style:font-weight-complex="normal"/>
    </style:style>
    <style:style style:name="T55" style:family="text">
      <style:text-properties style:use-window-font-color="true" style:font-name="Sahadeva" fo:font-size="12pt" fo:language="it" fo:country="IT" fo:font-weight="normal" officeooo:rsid="002c2de1" fo:background-color="transparent" loext:char-shading-value="0" style:font-size-asian="12pt" style:font-weight-asian="normal" style:font-size-complex="12pt" style:font-weight-complex="normal"/>
    </style:style>
    <style:style style:name="T56" style:family="text">
      <style:text-properties style:use-window-font-color="true" style:font-name="Sahadeva" fo:font-size="12pt" fo:language="it" fo:country="IT" fo:font-weight="normal" officeooo:rsid="00369c67" fo:background-color="transparent" loext:char-shading-value="0" style:font-size-asian="12pt" style:font-weight-asian="normal" style:font-size-complex="12pt" style:font-weight-complex="normal"/>
    </style:style>
    <style:style style:name="T57" style:family="text">
      <style:text-properties style:use-window-font-color="true" style:font-name="Sahadeva" fo:font-size="12pt" fo:language="it" fo:country="IT" fo:font-weight="normal" officeooo:rsid="00567c32" fo:background-color="transparent" loext:char-shading-value="0" style:font-size-asian="12pt" style:font-weight-asian="normal" style:font-size-complex="12pt" style:font-weight-complex="normal"/>
    </style:style>
    <style:style style:name="T58" style:family="text">
      <style:text-properties style:use-window-font-color="true" style:font-name="Sahadeva" fo:font-size="12pt" fo:font-weight="normal" fo:background-color="transparent" loext:char-shading-value="0" style:font-size-asian="12pt" style:font-size-complex="12pt"/>
    </style:style>
    <style:style style:name="T59" style:family="text">
      <style:text-properties style:use-window-font-color="true" style:font-name="Sahadeva" fo:font-size="12pt" fo:font-weight="normal" officeooo:rsid="003478fb" fo:background-color="transparent" loext:char-shading-value="0" style:font-size-asian="12pt" style:font-size-complex="12pt"/>
    </style:style>
    <style:style style:name="T60" style:family="text">
      <style:text-properties style:use-window-font-color="true" style:font-name="Sahadeva" fo:font-size="12pt" fo:font-weight="normal" officeooo:rsid="0057120b" fo:background-color="transparent" loext:char-shading-value="0" style:font-size-asian="12pt" style:font-size-complex="12pt"/>
    </style:style>
    <style:style style:name="T61" style:family="text">
      <style:text-properties style:use-window-font-color="true" style:font-name="Sahadeva" fo:font-size="12pt" fo:font-weight="normal" officeooo:rsid="0058144d" fo:background-color="transparent" loext:char-shading-value="0" style:font-size-asian="12pt" style:font-size-complex="12pt"/>
    </style:style>
    <style:style style:name="T62" style:family="text">
      <style:text-properties style:use-window-font-color="true" style:font-name="Sahadeva" fo:font-size="12pt" fo:font-weight="normal" officeooo:rsid="0058e211" fo:background-color="transparent" loext:char-shading-value="0" style:font-size-asian="12pt" style:font-size-complex="12pt"/>
    </style:style>
    <style:style style:name="T63" style:family="text">
      <style:text-properties style:use-window-font-color="true" style:font-name="Sahadeva" fo:font-size="12pt" fo:font-weight="normal" officeooo:rsid="005a6331" fo:background-color="transparent" loext:char-shading-value="0" style:font-size-asian="12pt" style:font-size-complex="12pt"/>
    </style:style>
    <style:style style:name="T64" style:family="text">
      <style:text-properties style:use-window-font-color="true" style:font-name="Sahadeva" fo:font-size="12pt" fo:font-weight="normal" officeooo:rsid="005b2bb8" fo:background-color="transparent" loext:char-shading-value="0" style:font-size-asian="12pt" style:font-size-complex="12pt"/>
    </style:style>
    <style:style style:name="T65" style:family="text">
      <style:text-properties style:use-window-font-color="true" fo:font-style="normal" fo:font-weight="normal" officeooo:rsid="001f72a8" fo:background-color="transparent" loext:char-shading-value="0" style:font-style-asian="normal" style:font-weight-asian="normal" style:font-style-complex="normal" style:font-weight-complex="normal"/>
    </style:style>
    <style:style style:name="T66" style:family="text">
      <style:text-properties style:use-window-font-color="true" fo:font-style="normal" fo:font-weight="normal" officeooo:rsid="00369c67" fo:background-color="transparent" loext:char-shading-value="0" style:font-style-asian="normal" style:font-weight-asian="normal" style:font-style-complex="normal" style:font-weight-complex="normal"/>
    </style:style>
    <style:style style:name="T67" style:family="text">
      <style:text-properties style:use-window-font-color="true" fo:font-style="normal" fo:font-weight="normal" officeooo:rsid="001f72a8" style:font-style-asian="normal" style:font-weight-asian="normal" style:font-style-complex="normal" style:font-weight-complex="normal"/>
    </style:style>
    <style:style style:name="T68" style:family="text">
      <style:text-properties style:use-window-font-color="true" fo:font-style="normal" fo:font-weight="normal" officeooo:rsid="00216bc9" style:font-style-asian="normal" style:font-weight-asian="normal" style:font-style-complex="normal" style:font-weight-complex="normal"/>
    </style:style>
    <style:style style:name="T69" style:family="text">
      <style:text-properties style:use-window-font-color="true" fo:font-style="normal" fo:font-weight="normal" officeooo:rsid="00369c67" style:font-style-asian="normal" style:font-weight-asian="normal" style:font-style-complex="normal" style:font-weight-complex="normal"/>
    </style:style>
    <style:style style:name="T70" style:family="text">
      <style:text-properties style:use-window-font-color="true" fo:font-style="normal" fo:background-color="transparent" loext:char-shading-value="0" style:font-style-asian="normal" style:font-style-complex="normal"/>
    </style:style>
    <style:style style:name="T71" style:family="text">
      <style:text-properties style:use-window-font-color="true" fo:font-style="normal" officeooo:rsid="00261bc1" fo:background-color="transparent" loext:char-shading-value="0" style:font-style-asian="normal" style:font-style-complex="normal"/>
    </style:style>
    <style:style style:name="T72" style:family="text">
      <style:text-properties style:use-window-font-color="true" fo:font-style="normal" officeooo:rsid="00679ac9" fo:background-color="transparent" loext:char-shading-value="0" style:font-style-asian="normal" style:font-style-complex="normal"/>
    </style:style>
    <style:style style:name="T73" style:family="text">
      <style:text-properties style:use-window-font-color="true" fo:font-style="normal" officeooo:rsid="00683ec5" fo:background-color="transparent" loext:char-shading-value="0" style:font-style-asian="normal" style:font-style-complex="normal"/>
    </style:style>
    <style:style style:name="T74" style:family="text">
      <style:text-properties style:use-window-font-color="true" fo:font-style="normal" officeooo:rsid="00691754" fo:background-color="transparent" loext:char-shading-value="0" style:font-style-asian="normal" style:font-style-complex="normal"/>
    </style:style>
    <style:style style:name="T75" style:family="text">
      <style:text-properties style:use-window-font-color="true" fo:font-style="normal" officeooo:rsid="006b715a" fo:background-color="transparent" loext:char-shading-value="0" style:font-style-asian="normal" style:font-style-complex="normal"/>
    </style:style>
    <style:style style:name="T76" style:family="text">
      <style:text-properties style:use-window-font-color="true" officeooo:rsid="001ca262"/>
    </style:style>
    <style:style style:name="T77" style:family="text">
      <style:text-properties style:use-window-font-color="true" officeooo:rsid="0028a2b5"/>
    </style:style>
    <style:style style:name="T78" style:family="text">
      <style:text-properties style:use-window-font-color="true" officeooo:rsid="0029b4c2"/>
    </style:style>
    <style:style style:name="T79" style:family="text">
      <style:text-properties style:use-window-font-color="true" officeooo:rsid="001bda22"/>
    </style:style>
    <style:style style:name="T80" style:family="text">
      <style:text-properties style:use-window-font-color="true" officeooo:rsid="002c1240"/>
    </style:style>
    <style:style style:name="T81" style:family="text">
      <style:text-properties style:use-window-font-color="true" fo:background-color="transparent" loext:char-shading-value="0"/>
    </style:style>
    <style:style style:name="T82" style:family="text">
      <style:text-properties style:use-window-font-color="true" officeooo:rsid="002c2de1" fo:background-color="transparent" loext:char-shading-value="0"/>
    </style:style>
    <style:style style:name="T83" style:family="text">
      <style:text-properties style:use-window-font-color="true" officeooo:rsid="00261bc1" fo:background-color="transparent" loext:char-shading-value="0"/>
    </style:style>
    <style:style style:name="T84" style:family="text">
      <style:text-properties style:use-window-font-color="true" officeooo:rsid="00408b12"/>
    </style:style>
    <style:style style:name="T85" style:family="text">
      <style:text-properties style:use-window-font-color="true" officeooo:rsid="004345dc"/>
    </style:style>
    <style:style style:name="T86" style:family="text">
      <style:text-properties style:use-window-font-color="true" officeooo:rsid="00815785"/>
    </style:style>
    <style:style style:name="T87" style:family="text">
      <style:text-properties fo:font-size="12pt" style:font-size-asian="12pt" style:font-size-complex="12pt"/>
    </style:style>
    <style:style style:name="T88" style:family="text">
      <style:text-properties fo:font-size="12pt" officeooo:rsid="001bda22" style:font-size-asian="12pt" style:font-size-complex="12pt"/>
    </style:style>
    <style:style style:name="T89" style:family="text">
      <style:text-properties fo:font-size="12pt" officeooo:rsid="00261bc1" style:font-size-asian="12pt" style:font-size-complex="12pt"/>
    </style:style>
    <style:style style:name="T90" style:family="text">
      <style:text-properties fo:font-size="12pt" officeooo:rsid="00887fb9" style:font-size-asian="12pt" style:font-size-complex="12pt"/>
    </style:style>
    <style:style style:name="T91" style:family="text">
      <style:text-properties fo:font-size="12pt" fo:font-style="normal" officeooo:rsid="0037f7b3" style:font-size-asian="12pt" style:font-style-asian="normal" style:font-size-complex="12pt" style:font-style-complex="normal"/>
    </style:style>
    <style:style style:name="T92" style:family="text">
      <style:text-properties fo:font-size="12pt" fo:font-style="normal" officeooo:rsid="0038d1e5" style:font-size-asian="12pt" style:font-style-asian="normal" style:font-size-complex="12pt" style:font-style-complex="normal"/>
    </style:style>
    <style:style style:name="T93" style:family="text">
      <style:text-properties fo:font-style="normal" style:font-style-asian="normal" style:font-style-complex="normal"/>
    </style:style>
    <style:style style:name="T94" style:family="text">
      <style:text-properties fo:font-style="normal" officeooo:rsid="001da2cc" style:font-style-asian="normal" style:font-style-complex="normal"/>
    </style:style>
    <style:style style:name="T95" style:family="text">
      <style:text-properties fo:font-style="normal" officeooo:rsid="00851441" style:font-style-asian="normal" style:font-style-complex="normal"/>
    </style:style>
    <style:style style:name="T96" style:family="text">
      <style:text-properties fo:font-style="normal" fo:font-weight="normal" officeooo:rsid="001da2cc" style:font-style-asian="normal" style:font-weight-asian="normal" style:font-style-complex="normal" style:font-weight-complex="normal"/>
    </style:style>
    <style:style style:name="T97" style:family="text">
      <style:text-properties fo:font-style="normal" fo:font-weight="normal" officeooo:rsid="001f234e" style:font-style-asian="normal" style:font-weight-asian="normal" style:font-style-complex="normal" style:font-weight-complex="normal"/>
    </style:style>
    <style:style style:name="T98" style:family="text">
      <style:text-properties fo:font-style="normal" officeooo:rsid="001da2cc" style:font-size-asian="12pt" style:font-style-asian="normal" style:font-style-complex="normal"/>
    </style:style>
    <style:style style:name="T99" style:family="text">
      <style:text-properties officeooo:rsid="0028a2b5"/>
    </style:style>
    <style:style style:name="T100" style:family="text">
      <style:text-properties fo:language="it" fo:country="IT" fo:font-style="normal" fo:font-weight="normal" officeooo:rsid="001f72a8" fo:background-color="#ffffff" loext:char-shading-value="0" style:font-size-asian="12pt" style:font-style-asian="normal" style:font-weight-asian="normal" style:font-size-complex="12pt" style:font-style-complex="normal" style:font-weight-complex="normal"/>
    </style:style>
    <style:style style:name="T101" style:family="text">
      <style:text-properties fo:language="it" fo:country="IT" fo:font-style="normal" fo:font-weight="normal" officeooo:rsid="0038d1e5" fo:background-color="#ffffff" loext:char-shading-value="0" style:font-size-asian="12pt" style:font-style-asian="normal" style:font-weight-asian="normal" style:font-size-complex="12pt" style:font-style-complex="normal" style:font-weight-complex="normal"/>
    </style:style>
    <style:style style:name="T102" style:family="text">
      <style:text-properties fo:language="it" fo:country="IT" fo:font-style="normal" fo:font-weight="normal" officeooo:rsid="0038f775" fo:background-color="#ffffff" loext:char-shading-value="0" style:font-size-asian="12pt" style:font-style-asian="normal" style:font-weight-asian="normal" style:font-size-complex="12pt" style:font-style-complex="normal" style:font-weight-complex="normal"/>
    </style:style>
    <style:style style:name="T103" style:family="text">
      <style:text-properties fo:language="it" fo:country="IT" fo:font-style="normal" fo:font-weight="normal" officeooo:rsid="0039872d" fo:background-color="#ffffff" loext:char-shading-value="0" style:font-size-asian="12pt" style:font-style-asian="normal" style:font-weight-asian="normal" style:font-size-complex="12pt" style:font-style-complex="normal" style:font-weight-complex="normal"/>
    </style:style>
    <style:style style:name="T104" style:family="text">
      <style:text-properties fo:language="it" fo:country="IT" fo:font-style="normal" fo:font-weight="normal" officeooo:rsid="006c94cd" fo:background-color="#ffffff" loext:char-shading-value="0" style:font-size-asian="12pt" style:font-style-asian="normal" style:font-weight-asian="normal" style:font-size-complex="12pt" style:font-style-complex="normal" style:font-weight-complex="normal"/>
    </style:style>
    <style:style style:name="T105" style:family="text">
      <style:text-properties fo:language="it" fo:country="IT" fo:font-style="normal" fo:background-color="#ffffff" loext:char-shading-value="0" style:font-size-asian="12pt" style:font-style-asian="normal" style:font-size-complex="12pt" style:font-style-complex="normal"/>
    </style:style>
    <style:style style:name="T106" style:family="text">
      <style:text-properties fo:language="it" fo:country="IT" fo:font-style="normal" officeooo:rsid="0039872d" fo:background-color="#ffffff" loext:char-shading-value="0" style:font-size-asian="12pt" style:font-style-asian="normal" style:font-size-complex="12pt" style:font-style-complex="normal"/>
    </style:style>
    <style:style style:name="T107" style:family="text">
      <style:text-properties fo:language="it" fo:country="IT" fo:font-style="normal" officeooo:rsid="003af18c" fo:background-color="#ffffff" loext:char-shading-value="0" style:font-size-asian="12pt" style:font-style-asian="normal" style:font-size-complex="12pt" style:font-style-complex="normal"/>
    </style:style>
    <style:style style:name="T108" style:family="text">
      <style:text-properties fo:language="it" fo:country="IT" fo:font-style="normal" officeooo:rsid="00795ece" fo:background-color="#ffffff" loext:char-shading-value="0" style:font-size-asian="12pt" style:font-style-asian="normal" style:font-size-complex="12pt" style:font-style-complex="normal"/>
    </style:style>
    <style:style style:name="T109" style:family="text">
      <style:text-properties fo:language="it" fo:country="IT" fo:font-style="normal" officeooo:rsid="0082cc34" fo:background-color="#ffffff" loext:char-shading-value="0" style:font-size-asian="12pt" style:font-style-asian="normal" style:font-size-complex="12pt" style:font-style-complex="normal"/>
    </style:style>
    <style:style style:name="T110" style:family="text">
      <style:text-properties fo:color="#491d74" style:font-name="Sahadeva" fo:font-size="12pt" fo:language="it" fo:country="IT" fo:font-style="normal" fo:font-weight="normal" officeooo:rsid="002c2de1" fo:background-color="transparent" loext:char-shading-value="0" style:font-size-asian="12pt" style:font-style-asian="normal" style:font-weight-asian="normal" style:font-size-complex="12pt" style:font-style-complex="normal" style:font-weight-complex="normal"/>
    </style:style>
    <style:style style:name="T111" style:family="text">
      <style:text-properties fo:color="#491d74" style:font-name="Sahadeva" fo:font-size="12pt" fo:language="it" fo:country="IT" fo:font-weight="normal" officeooo:rsid="002c2de1" fo:background-color="transparent" loext:char-shading-value="0" style:font-size-asian="12pt" style:font-weight-asian="normal" style:font-size-complex="12pt" style:font-weight-complex="normal"/>
    </style:style>
    <style:style style:name="T112" style:family="text">
      <style:text-properties fo:color="#00864b" style:font-name="Sahadeva" fo:font-size="12pt" fo:language="it" fo:country="IT" fo:font-style="normal" fo:font-weight="normal" officeooo:rsid="002c2de1" fo:background-color="transparent" loext:char-shading-value="0" style:font-size-asian="12pt" style:font-style-asian="normal" style:font-weight-asian="normal" style:font-size-complex="12pt" style:font-style-complex="normal" style:font-weight-complex="normal"/>
    </style:style>
    <style:style style:name="T113" style:family="text">
      <style:text-properties fo:color="#00864b" style:font-name="Sahadeva" fo:font-size="12pt" fo:language="it" fo:country="IT" fo:font-weight="normal" officeooo:rsid="002c2de1" fo:background-color="transparent" loext:char-shading-value="0" style:font-size-asian="12pt" style:font-weight-asian="normal" style:font-size-complex="12pt" style:font-weight-complex="normal"/>
    </style:style>
    <style:style style:name="T114" style:family="text">
      <style:text-properties fo:color="#00864b" fo:font-style="normal" fo:font-weight="normal" officeooo:rsid="001f72a8" style:font-style-asian="normal" style:font-weight-asian="normal" style:font-style-complex="normal" style:font-weight-complex="normal"/>
    </style:style>
    <style:style style:name="T115" style:family="text">
      <style:text-properties fo:color="#00864b" fo:font-style="italic" fo:font-weight="normal" officeooo:rsid="001f234e" style:font-style-asian="italic" style:font-weight-asian="normal" style:font-style-complex="italic" style:font-weight-complex="normal"/>
    </style:style>
    <style:style style:name="T116" style:family="text">
      <style:text-properties fo:color="#00864b" fo:font-style="italic" fo:font-weight="normal" officeooo:rsid="001da2cc" style:font-style-asian="italic" style:font-weight-asian="normal" style:font-style-complex="italic" style:font-weight-complex="normal"/>
    </style:style>
    <style:style style:name="T117" style:family="text">
      <style:text-properties fo:color="#00864b" fo:font-style="italic" fo:font-weight="normal" officeooo:rsid="001da2cc" fo:background-color="transparent" loext:char-shading-value="0" style:font-style-asian="italic" style:font-weight-asian="normal" style:font-style-complex="italic" style:font-weight-complex="normal"/>
    </style:style>
    <style:style style:name="T118" style:family="text">
      <style:text-properties officeooo:rsid="003dd9a9"/>
    </style:style>
    <style:style style:name="T119" style:family="text">
      <style:text-properties officeooo:rsid="0046a9ca"/>
    </style:style>
    <style:style style:name="T120" style:family="text">
      <style:text-properties officeooo:rsid="0049cef0"/>
    </style:style>
    <style:style style:name="T121" style:family="text">
      <style:text-properties officeooo:rsid="00887fb9"/>
    </style:style>
    <style:style style:name="T122" style:family="text">
      <style:text-properties officeooo:rsid="008917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progetto Laboratorio di </text:p>
      <text:p text:style-name="P1">Sistemi Operativi e Laboratorio</text:p>
      <text:p text:style-name="P1">a.a 2018-2019</text:p>
      <text:p text:style-name="P4"/>
      <text:p text:style-name="P2">Sacco Giuseppe</text:p>
      <text:p text:style-name="P2"/>
      <text:p text:style-name="P21">Indice</text:p>
      <text:list xml:id="list2093253375" text:style-name="L1">
        <text:list-item>
          <text:p text:style-name="P36">Scelte progettuali</text:p>
        </text:list-item>
      </text:list>
      <text:p text:style-name="P25"><text:span text:style-name="T8"><text:tab/><text:tab/></text:span><text:span text:style-name="T11">1.1 </text:span><text:span text:style-name="T2">S</text:span><text:span text:style-name="T3">truttura dati di appoggio</text:span></text:p>
      <text:p text:style-name="P25"><text:span text:style-name="T4"><text:tab/><text:tab/>1.2 </text:span><text:span text:style-name="T3">Tipologia implementazione server</text:span></text:p>
      <text:list xml:id="list93601636964591" text:continue-numbering="true" text:style-name="L1">
        <text:list-item>
          <text:p text:style-name="P45"><text:span text:style-name="T88">F</text:span><text:span text:style-name="T87">unzionamento generale</text:span></text:p>
        </text:list-item>
      </text:list>
      <text:p text:style-name="P26"><text:span text:style-name="T11"><text:tab/><text:tab/>2.1 </text:span><text:span text:style-name="T10">Librerie implementate</text:span></text:p>
      <text:p text:style-name="P18"><text:span text:style-name="T89"><text:tab/><text:tab/>2.2 </text:span><text:span text:style-name="T87">Gestione server</text:span></text:p>
      <text:p text:style-name="P18"><text:span text:style-name="T89"><text:tab/><text:tab/>2.3 </text:span><text:span text:style-name="T87">Gestione client</text:span></text:p>
      <text:p text:style-name="P18"><text:span text:style-name="T89"><text:tab/><text:tab/>2.4 </text:span><text:span text:style-name="T87">Gestione dei segnali<text:tab/></text:span></text:p>
      <text:p text:style-name="P18"><text:span text:style-name="T87"><text:tab/><text:tab/></text:span><text:span text:style-name="T90">2.5 Comunicazione client-server</text:span></text:p>
      <text:list xml:id="list93602138872490" text:continue-numbering="true" text:style-name="L1">
        <text:list-item>
          <text:p text:style-name="P37">Testing</text:p>
        </text:list-item>
      </text:list>
      <text:p text:style-name="P22"><text:span text:style-name="T5"><text:tab/><text:tab/>3.</text:span><text:span text:style-name="T7">1</text:span><text:span text:style-name="T5"> </text:span><text:span text:style-name="T6">Calcolo esito test</text:span></text:p>
      <text:p text:style-name="P17"/>
      <text:list xml:id="list3531232954" text:style-name="L2">
        <text:list-header>
          <text:p text:style-name="P38"/>
        </text:list-header>
      </text:list>
      <text:p text:style-name="P3"/>
      <text:p text:style-name="P3"/>
      <text:p text:style-name="P35"><text:span text:style-name="T1">1. </text:span>Scelte progettuali</text:p>
      <text:p text:style-name="P6"><text:span text:style-name="T99">1.1 </text:span>Struttura dati di appoggio</text:p>
      <text:p text:style-name="P44"><text:span text:style-name="T93">L’unica struttura dati utilizzata all’interno del progetto è una hash table, </text:span><text:span text:style-name="T94">serve</text:span><text:span text:style-name="T93"> per tenere traccia degli utenti connessi </text:span><text:span text:style-name="T94">in modo tale da non consentire ad un altro processo client di connettersi con lo stesso nome utente. </text:span><text:span text:style-name="T98">Per la gestione delle collisioni sono state usate le liste di trabocco.</text:span></text:p>
      <text:p text:style-name="P44"><text:span text:style-name="T95">Il tipo utilizzato per l’hash table è di tipo user, una struct contenente una stringa per il nome dell’utente e un puntatore al prossimo elemento nel caso di una lista di trabocco.</text:span></text:p>
      <text:p text:style-name="P13">La gestione della struttura dati è contenuta in una libreria chiamata gestConnessi.h, il codice delle funzioni è implementato nel file gestConnessi.c.</text:p>
      <text:p text:style-name="P14"><text:span text:style-name="T118">L</text:span>a libreria mette a disposizione due funzioni, rispettivamente per l’acquisizione e il rilascio di un lucchetto in modo da rendere concorrente l’accesso alla struttura dati <text:span text:style-name="T118">p</text:span>er le richieste di inserimento, rimozione e controllo.</text:p>
      <text:p text:style-name="P5"><text:span text:style-name="T96">Le funzioni della libreria sono</text:span><text:span text:style-name="T97"> quindi:</text:span></text:p>
      <text:list xml:id="list2449521016" text:style-name="L3">
        <text:list-item>
          <text:p text:style-name="P39"><text:span text:style-name="T18">void</text:span><text:span text:style-name="T12"> </text:span><text:span text:style-name="T117">lockHT(): </text:span><text:span text:style-name="T66">a</text:span><text:span text:style-name="T65">quisizione del lucchetto;</text:span></text:p>
        </text:list-item>
      </text:list>
      <text:list xml:id="list819439813" text:style-name="L4">
        <text:list-item>
          <text:p text:style-name="P40"><text:span text:style-name="T19">void</text:span><text:span text:style-name="T13"> </text:span><text:span text:style-name="T116">unlockHT(): </text:span><text:span text:style-name="T69">r</text:span><text:span text:style-name="T67">ilascio del lucchetto;</text:span></text:p>
        </text:list-item>
        <text:list-item>
          <text:p text:style-name="P40"><text:span text:style-name="T20">user **</text:span><text:span text:style-name="T115">createHT(): </text:span><text:span text:style-name="T69">c</text:span><text:span text:style-name="T67">reazione dell’hash table;</text:span></text:p>
        </text:list-item>
        <text:list-item>
          <text:p text:style-name="P41"><text:span text:style-name="T20">int</text:span><text:span text:style-name="T14"> </text:span><text:span text:style-name="T115">checkinHT(user **HashT, char *name): </text:span><text:span text:style-name="T69">c</text:span><text:span text:style-name="T67">ontrolla se l’utente con nome “name” è presente, in tal caso restituisce 1, 0 altrimenti;</text:span></text:p>
        </text:list-item>
        <text:list-item>
          <text:p text:style-name="P40"><text:span text:style-name="T20">void</text:span><text:span text:style-name="T14"> </text:span><text:span text:style-name="T115">insertHT(user **HashT, char *name): </text:span><text:span text:style-name="T69">i</text:span><text:span text:style-name="T67">nserisce l’utente, in caso di collisione viene messo in testa alla lista di trabocco;</text:span></text:p>
        </text:list-item>
        <text:list-item>
          <text:p text:style-name="P40"><text:span text:style-name="T20">void</text:span><text:span text:style-name="T14"> </text:span><text:span text:style-name="T115">removeHT(user **HashT, char *name): </text:span><text:span text:style-name="T69">r</text:span><text:span text:style-name="T67">imuove l’utente;</text:span></text:p>
        </text:list-item>
        <text:list-item>
          <text:p text:style-name="P40"><text:span text:style-name="T20">void</text:span><text:span text:style-name="T14"> </text:span><text:span text:style-name="T115">destroyHT(user **HashT): </text:span><text:span text:style-name="T69">l</text:span><text:span text:style-name="T67">ibera la memoria occupata dalla struttura dati.</text:span></text:p>
        </text:list-item>
      </text:list>
      <text:p text:style-name="P27"><text:span text:style-name="T23">F</text:span><text:span text:style-name="T22">unzioni di supporto: </text:span></text:p>
      <text:list xml:id="list3259618493" text:style-name="L5">
        <text:list-item>
          <text:p text:style-name="P42"><text:span text:style-name="T21">int</text:span><text:span text:style-name="T15"> </text:span><text:span text:style-name="T114">compare(char *a, char *b): </text:span><text:span text:style-name="T69">f</text:span><text:span text:style-name="T67">unzione di comparazione di stringhe </text:span><text:span text:style-name="T68">usata dalle funzioni removeHT e checkinHT</text:span><text:span text:style-name="T67">, ritorna 1 se sono uguali, 0 altrimenti;</text:span></text:p>
        </text:list-item>
        <text:list-item>
          <text:p text:style-name="P43"><text:soft-page-break/><text:span text:style-name="T21">int</text:span><text:span text:style-name="T15"> </text:span><text:span text:style-name="T114">hashFun(char* name): </text:span><text:span text:style-name="T69">f</text:span><text:span text:style-name="T68">unzione hash, calcola il valore ASCII di ogni singolo carattere del nome dell’utente, sommandoli<text:tab/>tra loro, restituendo il valore calcolato in modulo della grandezza della tabella hash.</text:span></text:p>
        </text:list-item>
      </text:list>
      <text:p text:style-name="P10"><text:span text:style-name="T77">1.2 </text:span><text:span text:style-name="T76">Tipologia implementazione server</text:span></text:p>
      <text:p text:style-name="P11"><text:span text:style-name="T76">L</text:span><text:span text:style-name="T25">a tipologia </text:span><text:span text:style-name="T84">di</text:span><text:span text:style-name="T25"> server </text:span><text:span text:style-name="T84">utilizzata</text:span><text:span text:style-name="T25"> per realizzare la richiesta fatta: “un thread per connessione”, è un thread dispatcher. Nell’implementazione, è il thread main che si occupa di gestire le richieste di connessioni del client. </text:span><text:span text:style-name="T86">Prima di ciò</text:span><text:span text:style-name="T25">, </text:span><text:span text:style-name="T85">viene creato</text:span><text:span text:style-name="T25"> il socket di connessione, </text:span><text:span text:style-name="T78">le inizializzazioni per le gestioni di interruzioni</text:span><text:span text:style-name="T25"> </text:span><text:span text:style-name="T78">e </text:span><text:span text:style-name="T25">la cartella “data”, dove verranno salvat</text:span><text:span text:style-name="T78">e</text:span><text:span text:style-name="T25"> </text:span><text:span text:style-name="T78">le cartelle con i rispettivi file dei vari utenti.</text:span></text:p>
      <text:p text:style-name="P12"><text:span text:style-name="T78">D</text:span><text:span text:style-name="T25">opo aver accettato una connessione, il thread main crea un thread chiamato “worker” al quale affida l’esecuzione delle varie operazioni che il client va a richiedere. Per liberare la memoria del thread creato, dopo la sua esecuzione, viene utilizzata la funzione detach().</text:span></text:p>
      <text:p text:style-name="P28">Il main inoltre fa un controllo sulle variabili modificate dai gestori di interruzioni, rispettivamente sulla terminazione del server e sulla stampa dello stato attuale dello stesso (clienti attivi, numero di oggetti presenti, numero di byte occupati dai file).</text:p>
      <text:p text:style-name="P28">Ricevuto un segnale di terminazione, il server controlla la variabile globale “attivi” alla quale può accedere tramite l’acquisizione di un lucchetto. <text:span text:style-name="T119">N</text:span>el caso in cui questa variabile sia maggiore di 0, il main viene messo in una coda di attesa in modo da attendere la terminazione di tutti i thread e lasciare il sistema in uno stato sicuro, liberando successivamente la memoria occupata dalla tabella hash tramite la funzione “destroyHT”.</text:p>
      <text:p text:style-name="P28"/>
      <text:p text:style-name="P16"><text:span text:style-name="T80">2. </text:span><text:span text:style-name="T79">F</text:span><text:span text:style-name="T25">unzionamento generale</text:span></text:p>
      <text:p text:style-name="P23"><text:span text:style-name="T11">2.1 </text:span><text:span text:style-name="T10">Librerie implementate</text:span></text:p>
      <text:p text:style-name="P24"><text:span text:style-name="T10">N</text:span><text:span text:style-name="T9">ell’implementazione vi sono quattro librerie. La libreria “access.h” è utilizzata dal client, la quale mette a disposizione tutte le funzioni richieste dal progetto: os_connect, os_store, os_retrieve, os_delete, os_disconnect. La libreria “server_op.h” è utilizzata dal server, mette a disposizione le seguenti funzioni:</text:span></text:p>
      <text:list xml:id="list344823856" text:style-name="L6">
        <text:list-item>
          <text:p text:style-name="P47"><text:soft-page-break/><text:span text:style-name="T110">int</text:span><text:span text:style-name="T16"> </text:span><text:span text:style-name="T112">sep_name(char* buf, char* name, char* request): </text:span><text:span text:style-name="T38">d</text:span><text:span text:style-name="T34">al messaggio buf separa la richiesta dal nome </text:span><text:span text:style-name="T35">e</text:span><text:span text:style-name="T26"> viene controllat</text:span><text:span text:style-name="T27">o</text:span><text:span text:style-name="T26"> se request==REGISTER </text:span><text:span text:style-name="T28">in tal caso restituisce 1, 0 altrimenti;</text:span></text:p>
        </text:list-item>
        <text:list-item>
          <text:p text:style-name="P48"><text:span text:style-name="T110">int</text:span><text:span text:style-name="T16"> </text:span><text:span text:style-name="T112">check_user(char* name, int fd_c): </text:span><text:span text:style-name="T38">n</text:span><text:span text:style-name="T34">ella directory ./data </text:span><text:span text:style-name="T39">si cerca</text:span><text:span text:style-name="T34"> il client con nome “name”, </text:span><text:span text:style-name="T26">se non </text:span><text:span text:style-name="T31">si trova viene creata</text:span><text:span text:style-name="T26"> la directory </text:span><text:span text:style-name="T32">e</text:span><text:span text:style-name="T26"> </text:span><text:span text:style-name="T32">si accede</text:span><text:span text:style-name="T26"> alla directory del client</text:span><text:span text:style-name="T34">. </text:span><text:span text:style-name="T37">S</text:span><text:span text:style-name="T34">e </text:span><text:span text:style-name="T40">va tutto bene,</text:span><text:span text:style-name="T34"> </text:span><text:span text:style-name="T41">restituisce</text:span><text:span text:style-name="T34"> 1 (registrazione effettuata con successo), </text:span><text:span text:style-name="T26">altrimenti </text:span><text:span text:style-name="T33">restituisce</text:span><text:span text:style-name="T26"> -1 se c'è stato un errore durante il processo, o 0 se il client si è disconnesso;</text:span></text:p>
        </text:list-item>
        <text:list-item>
          <text:p text:style-name="P49"><text:span text:style-name="T110">int</text:span><text:span text:style-name="T16"> </text:span><text:span text:style-name="T112">take_request(char* buf, char* request, char* rest): </text:span><text:span text:style-name="T38">v</text:span><text:span text:style-name="T34">iene separata dalla richiesta il resto dell'header; viene controllato che la richiesta sia diversa da REGISTER (arrivati a questa funzione il client sarà gia connesso). </text:span><text:span text:style-name="T36">S</text:span><text:span text:style-name="T34">e request==REGISTER ritorna fals</text:span><text:span text:style-name="T43">e </text:span><text:span text:style-name="T42">(</text:span><text:span text:style-name="T34">0) altrimenti torna </text:span><text:span text:style-name="T43">true </text:span><text:span text:style-name="T34">(1);</text:span></text:p>
        </text:list-item>
        <text:list-item>
          <text:p text:style-name="P51"><text:span text:style-name="T111">int</text:span><text:span text:style-name="T17"> </text:span><text:span text:style-name="T113">serv_store(char* usr, char* rest, int fd_c): </text:span><text:span text:style-name="T56">n</text:span><text:span text:style-name="T54">ella funzione, </text:span><text:span text:style-name="T55">rest è il risultato della precedente chiamata di funzione "take_request". </text:span><text:span text:style-name="T57">D</text:span><text:span text:style-name="T58">a rest vengono acquisiti tutti i vari parametri, tra cui il nome del dato e la sua lunghezza. </text:span><text:span text:style-name="T60">S</text:span><text:span text:style-name="T58">uccessivamente </text:span><text:span text:style-name="T61">viene</text:span><text:span text:style-name="T58"> lett</text:span><text:span text:style-name="T61">o</text:span><text:span text:style-name="T58"> dal buffer il valore del dato da salvare, </text:span><text:span text:style-name="T59">v</text:span><text:span text:style-name="T58">iene creato o aperto un file se già esistente </text:span><text:span text:style-name="T62">e si</text:span><text:span text:style-name="T58"> </text:span><text:span text:style-name="T62">controlla</text:span><text:span text:style-name="T58"> se in sovrascrittura; </text:span><text:span text:style-name="T64">v</text:span><text:span text:style-name="T59">iene</text:span><text:span text:style-name="T58"> salvat</text:span><text:span text:style-name="T59">o</text:span><text:span text:style-name="T58"> </text:span><text:span text:style-name="T59">i</text:span><text:span text:style-name="T58">l valore </text:span><text:span text:style-name="T64">e</text:span><text:span text:style-name="T58"> viene mandato il messaggio di uscita al client. </text:span><text:span text:style-name="T56">R</text:span><text:span text:style-name="T55">estituisce 1 se va tutto bene, </text:span><text:span text:style-name="T58">restituisce 2 se il file già esisteva e viene sovrascritto, in modo d</text:span><text:span text:style-name="T63">a</text:span><text:span text:style-name="T58"> non incrementare il numero di oggetti nel server; altrimenti -1 se c'è stato un errore durante il processo o 0 se il client si è disconnesso;</text:span></text:p>
        </text:list-item>
        <text:list-item>
          <text:p text:style-name="P49"><text:span text:style-name="T110">int</text:span><text:span text:style-name="T16"> </text:span><text:span text:style-name="T112">serv_retrieve(char *usr, char *name, int fd_c): </text:span><text:span text:style-name="T38">n</text:span><text:span text:style-name="T34">el caso retrieve, la stringa rest, conterrà solo il nome del file; </text:span><text:span text:style-name="T26">viene trovato il dato e creato il messaggio da mandare al client. </text:span><text:span text:style-name="T29">R</text:span><text:span text:style-name="T34">estituisce 1 se va tutto bene, </text:span><text:span text:style-name="T26">restituisce -1 se c'è stato un errore durante il processo o 0 se il client si è disconnesso;</text:span></text:p>
        </text:list-item>
        <text:list-item>
          <text:p text:style-name="P49"><text:span text:style-name="T110">int</text:span><text:span text:style-name="T16"> </text:span><text:span text:style-name="T112">serv_delete(char *usr, char *name, int fd_c): </text:span><text:span text:style-name="T34">nel caso delete, la stringa rest, conterrà solo il nome del file da eliminare; </text:span><text:span text:style-name="T26">viene eliminato il file e mandato il messaggio di uscita al client. </text:span><text:span text:style-name="T30">R</text:span><text:span text:style-name="T34">estituisce 1 se va tutto bene,</text:span><text:span text:style-name="T26"> altrimenti -1 se c'è stato un errore durante il processo o 0 se il client si è disconnesso.</text:span></text:p>
        </text:list-item>
      </text:list>
      <text:p text:style-name="P30"><text:soft-page-break/>Vi è inoltre una libreria condivisa tra client e server: “util.h” dove sono raccolte tutte le varie macro per le system call, e una funzione “Malloc” con la gestione degli errori su essa. L’ultima libreria è “gestConnessi.h” descritta in precedenza.</text:p>
      <text:p text:style-name="P9"/>
      <text:p text:style-name="P9"/>
      <text:p text:style-name="P20"><text:span text:style-name="T89">2.2 </text:span><text:span text:style-name="T87">Gestione server</text:span></text:p>
      <text:p text:style-name="P20"><text:span text:style-name="T91">Come descritto in precedenza, il main crea i vari thread “worker” responsabili dell’esecuzione delle richieste dei client. Nell’implementazione, è stata valutata la possibilità che il client chieda un’operazione diversa dalla REGISTER come prima richiesta, questo genera un errore. È stata anche valutata la possibilità nella quale dopo una registrazione già effettuata, il client richieda un’altra REGISTER, anche in questo caso viene generato un errore. In caso di chiusura del thread, che sia voluta o causata da un errore, il “worker” fa utilizzo di una funzione “safe_exit”, </text:span><text:span text:style-name="T92">la quale si occupa di rimuovere l’utente dall’hash table, di chiudere il socket di connessione con il client e liberare la memoria allocata per lo stesso socket.</text:span></text:p>
      <text:p text:style-name="P15"/>
      <text:p text:style-name="P19"><text:span text:style-name="T89">2.3 </text:span><text:span text:style-name="T87">Gestione client</text:span></text:p>
      <text:p text:style-name="P7"><text:span text:style-name="T71">P</text:span><text:span text:style-name="T70">er quanto concerne la gestione del client, il processo viene lanciato eseguendo una delle tre batterie di test come richiesto, usando come supporto la libreria “access.h”. Nel caso <text:s/>in cui tutte le operazioni sono andate a buon fine vengono stampate </text:span><text:span text:style-name="T73">sia</text:span><text:span text:style-name="T70"> il numero di operazioni richieste </text:span><text:span text:style-name="T74">ch</text:span><text:span text:style-name="T72">e</text:span><text:span text:style-name="T70"> il numero di quelle con esito positivo. In caso di errori vengono stampati, in aggiunta alle informazioni precedenti, i messaggi di “KO” ricevuti dal server, il numero di operazioni con esito negativo e in aggiunta il nome del client con la batteria di test es</text:span><text:span text:style-name="T75">e</text:span><text:span text:style-name="T70">guita.</text:span></text:p>
      <text:p text:style-name="P29"/>
      <text:p text:style-name="P8"><text:span text:style-name="T82">2</text:span><text:span text:style-name="T83">.4 </text:span><text:span text:style-name="T81">Gestione dei segnali</text:span></text:p>
      <text:p text:style-name="P31"><text:span text:style-name="T100">P</text:span><text:span text:style-name="T101">er </text:span><text:span text:style-name="T102">quanto riguarda la gestione d</text:span><text:span text:style-name="T104">e</text:span><text:span text:style-name="T102">i segnali, vi sono due variabili di tipo “volatile”: “termination” e “state”; gestite dai rispettivi handler: “</text:span><text:span text:style-name="T24">handler_termination</text:span><text:span text:style-name="T102">” </text:span><text:span text:style-name="T103">e “handler_state”. Il primo rappresenterà la richiesta di chiusura del server alla ricezione di SIGINT o </text:span><text:soft-page-break/><text:span text:style-name="T103">SIGTSTP; il secondo la stampa dello stato del server alla ricezione di un segnale SIGUSR1.</text:span></text:p>
      <text:p text:style-name="P53"/>
      <text:p text:style-name="P56"><text:span text:style-name="T121">2.5 Comunicazione client-server</text:span></text:p>
      <text:p text:style-name="P55">Per la fase di comunicazione è stata adottata la stessa tipologia per tutte le funzioni. In tutti i casi viene letto l’header fino al ‘\n’, l’unica differenza la si fa per le funzioni os_store e os_retrieve. Nella os_store, il client scrive la prima parte dell’header fino al ‘\n’ e in seguito scrive il dato nel canale di comunicazione; dal lato server, viene prima letto l’header fino a<text:span text:style-name="T122">l</text:span> ‘\n’, dopo sapendo la lunghezza del dato viene letto il valore e salvato. Nella os_retrieve, è stata utilizzata la stessa meccanica della os_store, ma inversa tra server e client: <text:span text:style-name="T122">il server manda la prima parte di messaggio fino al ‘\n’, in seguito manda il dato; il client a sua volta legge prima fino al ‘\n’ e sapendo la lunghezza del dato, legge il suo valore.</text:span></text:p>
      <text:p text:style-name="P54"/>
      <text:p text:style-name="P33"><text:span text:style-name="T106">3. </text:span><text:span text:style-name="T105">Testing</text:span></text:p>
      <text:p text:style-name="P32"><text:span text:style-name="T105">Per quanto riguarda la fase di testing, viene utilizzato il file “test.sh”, </text:span><text:span text:style-name="T107">che crea i processi client che comunicano con il server come richiesto. </text:span><text:span text:style-name="T108">L’output dei client viene raccolto nel file “testout.log”. </text:span><text:span text:style-name="T109">V</text:span><text:span text:style-name="T108">i sono due tipologie di output dei client: </text:span></text:p>
      <text:list xml:id="list1501237734" text:style-name="L7">
        <text:list-item>
          <text:p text:style-name="P50"><text:span text:style-name="T45">nel caso in cui tutte le operazioni richieste siano andat</text:span><text:span text:style-name="T52">e</text:span><text:span text:style-name="T45"> a buon fine, vengono stampati: </text:span><text:span text:style-name="T46">il numero di </text:span><text:span text:style-name="T49">operazioni </text:span><text:span text:style-name="T46">richieste </text:span><text:span text:style-name="T49">e</text:span><text:span text:style-name="T46"> le operazioni avvenute con successo.</text:span></text:p>
        </text:list-item>
        <text:list-item>
          <text:p text:style-name="P52"><text:span text:style-name="T44">nel caso </text:span><text:span text:style-name="T46">in cui alcune operazioni hanno avuto esito negativo, </text:span><text:span text:style-name="T44">oltre alle informazioni descritte in precedenza, stampa: il numero di operazioni fallite, il nome del client con la batteria di test eseguita </text:span><text:span text:style-name="T50">e</text:span><text:span text:style-name="T44"> il messaggio di </text:span><text:span text:style-name="T46">errore ricevuto dal </text:span><text:span text:style-name="T47">client.</text:span></text:p>
        </text:list-item>
      </text:list>
      <text:p text:style-name="P34"><text:span text:style-name="T47">I</text:span><text:span text:style-name="T44">noltre </text:span><text:span text:style-name="T46">è stato richiesto uno script in bash “testsum.sh”, che analizz</text:span><text:span text:style-name="T48">a</text:span><text:span text:style-name="T46"> </text:span><text:span text:style-name="T48">gli </text:span><text:span text:style-name="T46">output dei client raccolti nel file “testout.log”. Lo script in questione, </text:span><text:span text:style-name="T49">stampa: il </text:span><text:span text:style-name="T51">numero di processi lanciati, il numero di operazioni richieste e il numero di operazione che hanno avuto successo. Nel caso in cui vi sono operazioni con esito negativo, vengono stampanti anche: il numero di operazioni fallite, il nome del client </text:span><text:span text:style-name="T53">con</text:span><text:span text:style-name="T51"> la batteria di test eseguita, e il messaggio di errore inerente ad ogni operazione falli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16:06:27.913055055</meta:creation-date>
    <dc:date>2019-07-05T09:35:49.280988411</dc:date>
    <meta:editing-duration>PT3H33M9S</meta:editing-duration>
    <meta:editing-cycles>109</meta:editing-cycles>
    <meta:generator>LibreOffice/6.0.7.3$Linux_X86_64 LibreOffice_project/00m0$Build-3</meta:generator>
    <meta:document-statistic meta:table-count="0" meta:image-count="0" meta:object-count="0" meta:page-count="6" meta:paragraph-count="61" meta:word-count="1601" meta:character-count="10139" meta:non-whitespace-character-count="8598"/>
  </office:meta>
</office:document-meta>
</file>